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35000001205BB28045.png" manifest:media-type="image/png"/>
  <manifest:file-entry manifest:full-path="Pictures/10000201000001B9000001213FB27A05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xml:id="id1" draw:id="id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5.5cm" svg:height="1.3cm" svg:x="12.7cm" svg:y="14.8cm">
          <draw:text-box>
            <text:p>Client («Mallory»)</text:p>
          </draw:text-box>
        </draw:frame>
        <draw:frame draw:style-name="gr3" draw:layer="layout" svg:width="5.4cm" svg:height="1.3cm" svg:x="3.7cm" svg:y="14.8cm">
          <draw:text-box>
            <text:p>Client («Alice»)</text:p>
          </draw:text-box>
        </draw:frame>
        <draw:frame draw:style-name="gr2" draw:layer="layout" svg:width="1.1cm" svg:height="1.1cm" svg:x="3.6cm" svg:y="11.9cm">
          <draw:text-box>
            <text:p>.</text:p>
          </draw:text-box>
        </draw:frame>
        <draw:frame draw:style-name="gr1" draw:text-style-name="P1" draw:layer="layout" svg:width="1.457cm" svg:height="1.441cm" svg:x="2cm" svg:y="12.759cm">
          <draw:image xlink:href="Pictures/1000020100000135000001205BB28045.png" xlink:type="simple" xlink:show="embed" xlink:actuate="onLoad">
            <text:p/>
          </draw:image>
        </draw:frame>
        <draw:connector draw:style-name="gr4" draw:text-style-name="P1" draw:layer="layout" svg:x1="6.05cm" svg:y1="12.7cm" svg:x2="9.6cm" svg:y2="5.05cm" draw:start-shape="id1" draw:start-glue-point="0" draw:end-shape="id2" draw:end-glue-point="3" svg:d="M6050 12700v-7650h3550" svg:viewBox="0 0 3551 7651">
          <text:p/>
        </draw:connector>
        <draw:frame draw:style-name="gr5" draw:layer="layout" svg:width="1.5cm" svg:height="1.8cm" svg:x="4.2cm" svg:y="7.5cm">
          <draw:text-box>
            <text:p>6. </text:p>
          </draw:text-box>
        </draw:frame>
        <draw:connector draw:style-name="gr4" draw:text-style-name="P1" draw:layer="layout" svg:x1="10.275cm" svg:y1="6.2cm" svg:x2="7.2cm" svg:y2="13.65cm" draw:start-shape="id2" draw:start-glue-point="2" draw:end-shape="id1" draw:end-glue-point="1" svg:d="M10275 6200v7450h-3075" svg:viewBox="0 0 3076 7451">
          <text:p/>
        </draw:connector>
        <draw:frame draw:style-name="gr5" draw:layer="layout" svg:width="1.5cm" svg:height="1.8cm" svg:x="10.7cm" svg:y="8.1cm">
          <draw:text-box>
            <text:p>7.</text:p>
          </draw:text-box>
        </draw:frame>
        <draw:line draw:style-name="gr4" draw:text-style-name="P1" draw:layer="layout" svg:x1="5.3cm" svg:y1="13.1cm" svg:x2="3.4cm" svg:y2="13.1cm">
          <text:p/>
        </draw:line>
        <draw:line draw:style-name="gr4" draw:text-style-name="P1" draw:layer="layout" svg:x1="3.529cm" svg:y1="13.8cm" svg:x2="5.129cm" svg:y2="13.818cm">
          <text:p/>
        </draw:line>
        <draw:frame draw:style-name="gr6" draw:layer="layout" svg:width="1.9cm" svg:height="1.2cm" svg:x="3.3cm" svg:y="11.3cm">
          <draw:text-box>
            <text:p>8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6T21:28:27.203000000</dc:date>
    <meta:editing-duration>PT1H12M19S</meta:editing-duration>
    <meta:editing-cycles>13</meta:editing-cycles>
    <meta:generator>LibreOffice/4.3.0.4$Windows_x86 LibreOffice_project/62ad5818884a2fc2e5780dd45466868d41009ec0</meta:generator>
    <meta:document-statistic meta:object-count="15"/>
  </office:meta>
</office:document-meta>
</file>